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sans-serif" svg:font-family="sans-serif, Arial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9.45cm"/>
    </style:style>
    <style:style style:name="gr2" style:family="graphic" style:parent-style-name="standard">
      <style:graphic-properties draw:stroke="none" svg:stroke-color="#000000" draw:fill="none" draw:fill-color="#ffffff" fo:min-height="2.635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vertical-align="middle" fo:min-height="2.1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7.45cm"/>
    </style:style>
    <style:style style:name="P1" style:family="paragraph">
      <style:paragraph-properties fo:text-align="center"/>
      <style:text-properties fo:color="#ce181e" style:font-name="sans-serif" fo:font-size="32pt" style:text-underline-style="solid" style:text-underline-width="auto" style:text-underline-color="font-color" style:font-size-asian="32pt" style:font-name-complex="sans-serif" style:font-size-complex="32pt"/>
    </style:style>
    <style:style style:name="P2" style:family="paragraph">
      <loext:graphic-properties draw:fill="none" draw:fill-color="#ffffff"/>
    </style:style>
    <style:style style:name="P3" style:family="paragraph">
      <style:text-properties fo:color="#000000" fo:font-size="24pt" style:text-underline-style="none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text-properties fo:color="#000000" fo:font-size="24pt" style:text-underline-style="none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color="#000000" fo:font-size="24pt" style:font-size-asian="24pt" style:font-size-complex="24pt"/>
    </style:style>
    <style:style style:name="P6" style:family="paragraph">
      <style:paragraph-properties fo:text-align="end"/>
      <style:text-properties fo:color="#000000" fo:font-size="24pt" style:font-size-asian="24pt" style:font-size-complex="2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000000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72pt" style:text-underline-style="none" fo:font-weight="bold" style:font-size-asian="72pt" style:font-weight-asian="bold" style:font-size-complex="72pt" style:font-weight-complex="bold"/>
    </style:style>
    <style:style style:name="T2" style:family="text">
      <style:text-properties fo:color="#000000" style:font-name="sans-serif" fo:font-size="24pt" style:text-underline-style="none" fo:font-weight="bold" style:font-size-asian="24pt" style:font-weight-asian="bold" style:font-name-complex="sans-serif" style:font-size-complex="24pt" style:font-weight-complex="bold"/>
    </style:style>
    <style:style style:name="T3" style:family="text">
      <style:text-properties fo:color="#000000" style:font-name="sans-serif" fo:font-size="24pt" style:text-underline-style="solid" style:text-underline-width="auto" style:text-underline-color="font-color" style:font-size-asian="24pt" style:font-name-complex="sans-serif" style:font-size-complex="24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cm" svg:height="29.7cm" svg:x="0cm" svg:y="0cm">
          <draw:text-box>
            <text:p text:style-name="P1"><text:span text:style-name="T1">PROJET </text:span></text:p>
            <text:p text:style-name="P1"/>
          </draw:text-box>
        </draw:frame>
        <draw:frame draw:style-name="gr2" draw:text-style-name="P4" draw:layer="layout" svg:width="11.036cm" svg:height="2.885cm" svg:x="0.964cm" svg:y="1.134cm">
          <draw:text-box>
            <text:p text:style-name="P3"><text:span text:style-name="T2">Algorithmique 2</text:span></text:p>
          </draw:text-box>
        </draw:frame>
        <draw:frame draw:style-name="gr3" draw:text-style-name="P7" draw:layer="layout" svg:width="7.4cm" svg:height="2.4cm" svg:x="12.6cm" svg:y="26.3cm">
          <draw:text-box>
            <text:p text:style-name="P5"><text:span text:style-name="T3">Drardja Ianis</text:span></text:p>
            <text:p text:style-name="P6"><text:span text:style-name="T3">2019-2020</text:span></text:p>
          </draw:text-box>
        </draw:frame>
      </draw:page>
      <draw:page draw:name="page2" draw:style-name="dp1" draw:master-page-name="Standard">
        <draw:frame draw:style-name="gr4" draw:text-style-name="P10" draw:layer="layout" svg:width="19cm" svg:height="27.7cm" svg:x="1cm" svg:y="1cm">
          <draw:text-box>
            <text:p text:style-name="P8"><text:span text:style-name="T4">Objectif du projet</text:span></text:p>
            <text:p text:style-name="P8"/>
            <text:p text:style-name="P9">Dans ce projet nous avons pour objectif, de réaliser un programme</text:p>
            <text:p text:style-name="P9">en C, capable à parti d’un texte donné, d’en générer un autre de</text:p>
            <text:p text:style-name="P9">manière aléatoire, basé sur des propriétés statistiques du</text:p>
            <text:p text:style-name="P9">premier.</text:p>
            <text:p text:style-name="P9">Sans compter la génération aléatoire du texte, le programme va</text:p>
            <text:p text:style-name="P9">devoir gérer plusieurs autres possibilités. En particulier</text:p>
            <text:p text:style-name="P9">l’entrée d’un fichier texte en ligne de commande, ainsi que</text:p>
            <text:p text:style-name="P9">différentes options possibles. Notamment l’affichage de l’aide,</text:p>
            <text:p text:style-name="P9">expliquant l’utilité de chaque option et comment les entrées,</text:p>
            <text:p text:style-name="P9">ainsi que l’affichage de la table.</text:p>
          </draw:text-box>
        </draw:frame>
      </draw:page>
      <draw:page draw:name="page3" draw:style-name="dp1" draw:master-page-name="Standard">
        <draw:frame draw:style-name="gr4" draw:text-style-name="P10" draw:layer="layout" svg:width="19cm" svg:height="27.7cm" svg:x="1cm" svg:y="0.999cm">
          <draw:text-box>
            <text:p text:style-name="P8"><text:span text:style-name="T4">ORGANISATION DU PROJET</text:span></text:p>
            <text:p text:style-name="P8"/>
            <text:p text:style-name="P9">Pour bien organiser notre projet, nous avons placé chaque</text:p>
            <text:p text:style-name="P9">module qui constitue le programme dans un dossier propre à ce</text:p>
            <text:p text:style-name="P9">dernier.</text:p>
            <text:p text:style-name="P9">- Le module option</text:p>
            <text:p text:style-name="P9"/>
            <text:p text:style-name="P9">- Le module hastable et holdall</text:p>
            <text:p text:style-name="P9"/>
            <text:p text:style-name="P9">-Le module glosaries</text:p>
            <text:p text:style-name="P9"/>
            <text:p text:style-name="P11">-Le module list</text:p>
            <text:p text:style-name="P11"/>
            <text:p text:style-name="P11">-Le module word</text:p>
            <text:p text:style-name="P9"/>
            <text:p text:style-name="P9"/>
          </draw:text-box>
        </draw:frame>
      </draw:page>
      <draw:page draw:name="page4" draw:style-name="dp1" draw:master-page-name="Standard">
        <draw:frame draw:style-name="gr4" draw:text-style-name="P10" draw:layer="layout" svg:width="19cm" svg:height="27.7cm" svg:x="1cm" svg:y="0.999cm">
          <draw:text-box>
            <text:p text:style-name="P8"><text:span text:style-name="T4">STRUCTURES DE DONNEES</text:span></text:p>
            <text:p text:style-name="P8"/>
            <text:p text:style-name="P9">Le choix de la structure de donnée était crucial, lors de la mise</text:p>
            <text:p text:style-name="P9">en place du projet. Nous avons choisi d’utiliser une structure</text:p>
            <text:p text:style-name="P9">implantant une liste dynamique simplement chainées avec pointeur de tête, de queue ainsi que la longueur.</text:p>
            <text:p text:style-name="P9"/>
            <text:p text:style-name="P9">Le pointeur de queue nous a permis comme vu en tp n°6 avec le</text:p>
            <text:p text:style-name="P9">module ldigs, d’effectuer des insertions en queue en temps</text:p>
            <text:p text:style-name="P9">constant ce qui nous permis de gagner en complexité en temps</text:p>
            <text:p text:style-name="P9">d’exécution, en ce qui concerne la formation des nouvelles listes</text:p>
            <text:p text:style-name="P9">de clé et valeurs associées.</text:p>
            <text:p text:style-name="P9"/>
            <text:p text:style-name="P9">Nous avons aussi gardé la longueur de chaque liste, ce qui nous</text:p>
            <text:p text:style-name="P9">a été utile sous plusieurs points. Notamment en ce qui concerne</text:p>
            <text:p text:style-name="P9">la génération aléatoire du texte.</text:p>
            <text:p text:style-name="P9"/>
            <text:p text:style-name="P9">L’image à la page suivante illustre le déroulement du programme</text:p>
            <text:p text:style-name="P9">avec deux clés différentes à qui sont associées leurs valeurs</text:p>
            <text:p text:style-name="P9">respectives. On peut observer comme exiger dans le sujet du</text:p>
            <text:p text:style-name="P9">projet, qu’il n’y a qu’une allocation pour les multiples</text:p>
            <text:p text:style-name="P9">occurrences du successeur {[ça]} de clé {[Est-ce], [que]}.</text:p>
            <text:p text:style-name="P9"/>
            <text:p text:style-name="P9"/>
            <text:p text:style-name="P9"/>
            <text:p text:style-name="P9"/>
          </draw:text-box>
        </draw:frame>
      </draw:page>
      <draw:page draw:name="page5" draw:style-name="dp1" draw:master-page-name="Standard">
        <draw:frame draw:style-name="gr4" draw:text-style-name="P10" draw:layer="layout" svg:width="19cm" svg:height="27.7cm" svg:x="1cm" svg:y="0.999cm">
          <draw:text-box>
            <text:p text:style-name="P8"><text:span text:style-name="T4">DESCRIPTIF DES MODULES</text:span></text:p>
            <text:p text:style-name="P8"><text:span text:style-name="T4">DEVELOPPES</text:span></text:p>
            <text:p text:style-name="P8"/>
            <text:p text:style-name="P9">Le choix de la structure de donnée était crucial, lors de la mise</text:p>
            <text:p text:style-name="P9">en place du projet. Nous avons choisi d’utiliser une structure</text:p>
            <text:p text:style-name="P9">implantant une liste dynamique simplement chainées avec pointeur de tête, de queue ainsi que la longueur.</text:p>
            <text:p text:style-name="P9"/>
            <text:p text:style-name="P9">Le pointeur de queue nous a permis comme vu en tp n°6 avec le</text:p>
            <text:p text:style-name="P9">module ldigs, d’effectuer des insertions en queue en temps</text:p>
            <text:p text:style-name="P9">constant ce qui nous permis de gagner en complexité en temps</text:p>
            <text:p text:style-name="P9">d’exécution, en ce qui concerne la formation des nouvelles listes</text:p>
            <text:p text:style-name="P9">de clé et valeurs associées.</text:p>
            <text:p text:style-name="P9"/>
            <text:p text:style-name="P9">Nous avons aussi gardé la longueur de chaque liste, ce qui nous</text:p>
            <text:p text:style-name="P9">a été utile sous plusieurs points. Notamment en ce qui concerne</text:p>
            <text:p text:style-name="P9">la génération aléatoire du texte.</text:p>
            <text:p text:style-name="P9"/>
            <text:p text:style-name="P9">L’image à la page suivante illustre le déroulement du programme</text:p>
            <text:p text:style-name="P9">avec deux clés différentes à qui sont associées leurs valeurs</text:p>
            <text:p text:style-name="P9">respectives. On peut observer comme exiger dans le sujet du</text:p>
            <text:p text:style-name="P9">projet, qu’il n’y a qu’une allocation pour les multiples</text:p>
            <text:p text:style-name="P9">occurrences du successeur {[ça]} de clé {[Est-ce], [que]}.</text:p>
            <text:p text:style-name="P9"/>
            <text:p text:style-name="P9"/>
            <text:p text:style-name="P9"/>
            <text:p text:style-name="P9"/>
          </draw:text-box>
        </draw:frame>
      </draw:page>
      <draw:page draw:name="page6" draw:style-name="dp1" draw:master-page-name="Standard">
        <draw:frame draw:style-name="gr4" draw:text-style-name="P10" draw:layer="layout" svg:width="19cm" svg:height="27.7cm" svg:x="1cm" svg:y="0.999cm">
          <draw:text-box>
            <text:p text:style-name="P8"><text:span text:style-name="T4">PERFORMANCE DU</text:span></text:p>
            <text:p text:style-name="P8"><text:span text:style-name="T4">PROGRAMME</text:span></text:p>
            <text:p text:style-name="P8"/>
            <text:p text:style-name="P9">SCREEN PERFORMANCE</text:p>
            <text:p text:style-name="P9"/>
            <text:p text:style-name="P9"/>
          </draw:text-box>
        </draw:frame>
      </draw:page>
      <draw:page draw:name="page7" draw:style-name="dp1" draw:master-page-name="Standard">
        <draw:frame draw:style-name="gr4" draw:text-style-name="P10" draw:layer="layout" svg:width="19cm" svg:height="27.7cm" svg:x="1cm" svg:y="0.999cm">
          <draw:text-box>
            <text:p text:style-name="P8"><text:span text:style-name="T4">DIFFICULTEES RENCONTREES</text:span></text:p>
            <text:p text:style-name="P8"/>
            <text:p text:style-name="P9">Ce projet nous a permis de comprendre encore mieux la</text:p>
            <text:p text:style-name="P9">programmation modulaire en C et comment répondre aux exigences</text:p>
            <text:p text:style-name="P9">d’un travail donné. Le fait d’être confrontés à diffèrent</text:p>
            <text:p text:style-name="P9">problèmes et de les avoir surmontés grâce à tous ce qu’on a</text:p>
            <text:p text:style-name="P9">appris en TD, TP et CM nous a donné une expérience de plus en</text:p>
            <text:p text:style-name="P9">rapport avec l’algorithmique.</text:p>
            <text:p text:style-name="P9"/>
            <text:p text:style-name="P9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sans-serif" svg:font-family="sans-serif, Arial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09:50:47.716460136</meta:creation-date>
    <dc:date>2019-12-20T09:59:38.897097478</dc:date>
    <meta:editing-duration>PT8M51S</meta:editing-duration>
    <meta:editing-cycles>1</meta:editing-cycles>
    <meta:document-statistic meta:object-count="9"/>
    <meta:generator>LibreOffice/6.0.7.3$Linux_X86_64 LibreOffice_project/00m0$Build-3</meta:generator>
  </office:meta>
</office:document-meta>
</file>